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text:p text:style-name="P1">Edward hocha la tête d'un air satisfait sans pour autant arrêter sa petite bourrée, les yeux fermés alors qu'il continuait son déhanché. Le garçon s'arrêta cependant lorsque sa comparse de la soirée lui demanda à moitié dans le vague si le type qu'elle avait au bout du fil était la même personne qui lui avait tiré dessus. Les paupières du blondin s'ouvrirent instantanément alors qu'il interrompait sa danse d'un seul coup.</text:p>
      <text:p text:style-name="Standard"/>
      <text:p text:style-name="Standard">-Qui t'a... tiré dessus ? Wat ?</text:p>
      <text:p text:style-name="Standard"/>
      <text:p text:style-name="Standard">Les yeux grands écarquillés, Edward n'en revenait pas. D'une part Luna s'était fait tirer dessus, ce qui était déjà en soi tout à fait singulier, mais surtout elle était en contact avec le gars qui l'avait attaqué. Le cerveau embrumé du garçon avait du mal à percuter l'information et la quantité d'alcool qui circulait dans son sang l'empêcher de savoir s'il trouvait ça super badass -edgy style- ou carrément hardcore -flippant style. Le type à l'autre bout du combiné lui demanda où elle se trouvait et la jeune femme sembla soudainement beaucoup plus méfiante. Et en vrai, cela se comprenait ; s'il était vraiment celui qui lui avait tiré dessus, Luna n'avait probablement pas spécialement envie de le voir là maintenant.</text:p>
      <text:p text:style-name="Standard"/>
      <text:p text:style-name="Standard">-Ouais ! Kessa peut t'faire d'abo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8-17T00:28:34.47</dc:date>
    <meta:editing-duration>P1DT17H10M6S</meta:editing-duration>
    <meta:editing-cycles>1610</meta:editing-cycles>
    <meta:generator>OpenOffice/4.1.2$Win32 OpenOffice.org_project/412m3$Build-9782</meta:generator>
    <meta:document-statistic meta:table-count="0" meta:image-count="0" meta:object-count="0" meta:page-count="19" meta:paragraph-count="94" meta:word-count="7653" meta:character-count="44698"/>
  </office:meta>
</office:document-meta>
</file>